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8.00pt" fo:font-weight="bold" fo:font-family="'Liberation Sans'" style:font-family-asian="'Liberation Sans'" style:font-family-complex="'Liberation Sans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6.00pt" fo:font-weight="bold" fo:font-family="'Liberation Sans'" style:font-family-asian="'Liberation Sans'" style:font-family-complex="'Liberation Sans'" fo:background-color="transparent" style:use-window-font-color="true"/>
    </style:style>
    <style:style style:name="T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8.00pt" fo:font-weight="bold" fo:font-family="'Liberation Sans'" style:font-family-asian="'Liberation Sans'" style:font-family-complex="'Liberation Sans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8.00pt" fo:font-weight="bold" fo:font-family="'Liberation Sans'" style:font-family-asian="'Liberation Sans'" style:font-family-complex="'Liberation Sans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8.00pt" fo:font-weight="bold" fo:font-family="'Liberation Sans'" style:font-family-asian="'Liberation Sans'" style:font-family-complex="'Liberation Sans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8.00pt" fo:font-weight="bold" fo:font-family="'Liberation Sans'" style:font-family-asian="'Liberation Sans'" style:font-family-complex="'Liberation Sans'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8.00pt" fo:font-weight="bold" fo:font-family="'Liberation Sans'" style:font-family-asian="'Liberation Sans'" style:font-family-complex="'Liberation Sans'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8.00pt" fo:font-weight="bold" fo:font-family="'Liberation Sans'" style:font-family-asian="'Liberation Sans'" style:font-family-complex="'Liberation Sans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8.00pt" fo:font-weight="bold" fo:font-family="'Liberation Sans'" style:font-family-asian="'Liberation Sans'" style:font-family-complex="'Liberation Sans'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8.00pt" fo:font-weight="bold" fo:font-family="'Liberation Sans'" style:font-family-asian="'Liberation Sans'" style:font-family-complex="'Liberation Sans'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1" style:family="text">
      <style:text-properties fo:font-size="18.00pt" fo:font-weight="bold" fo:font-family="'Liberation Sans'" style:font-family-asian="'Liberation Sans'" style:font-family-complex="'Liberation Sans'" fo:background-color="#ffff00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8.00pt" fo:font-weight="bold" fo:font-family="'Liberation Sans'" style:font-family-asian="'Liberation Sans'" style:font-family-complex="'Liberation Sans'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1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2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8.00pt" fo:font-weight="bold" fo:font-family="'Liberation Sans'" style:font-family-asian="'Liberation Sans'" style:font-family-complex="'Liberation Sans'" fo:background-color="#ffff00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8" style:family="text">
      <style:text-properties fo:font-size="18.00pt" fo:font-weight="bold" fo:font-family="'Liberation Sans'" style:font-family-asian="'Liberation Sans'" style:font-family-complex="'Liberation Sans'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3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3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3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4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5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6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6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7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0" style:family="text">
      <style:text-properties fo:font-size="18.00pt" fo:font-weight="bold" fo:font-family="'Liberation Sans'" style:font-family-asian="'Liberation Sans'" style:font-family-complex="'Liberation Sans'" fo:background-color="transparent" style:use-window-font-color="true"/>
    </style:style>
    <style:style style:name="T2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top="12.00pt" fo:margin-bottom="6.00pt"/>
    </style:style>
    <style:style style:name="P2" style:family="paragraph">
      <style:paragraph-properties fo:line-height="115.00%" fo:text-align="left" fo:margin-bottom="7.00pt"/>
    </style:style>
    <style:style style:name="P3" style:family="paragraph">
      <style:paragraph-properties fo:line-height="100.00%" fo:text-align="left" fo:margin-top="12.00pt" fo:margin-bottom="6.00pt"/>
    </style:style>
    <style:style style:name="P4" style:family="paragraph">
      <style:paragraph-properties fo:line-height="100.00%" fo:text-align="left">
        <style:tab-stops>
          <style:tab-stop style:position="481.90pt" style:type="right" style:leader-style="dotted"/>
        </style:tab-stops>
      </style:paragraph-properties>
    </style:style>
    <style:style style:name="P5" style:family="paragraph">
      <style:paragraph-properties fo:line-height="115.00%" fo:text-align="left" fo:margin-bottom="7.00pt"/>
    </style:style>
    <style:style style:name="P6" style:family="paragraph">
      <style:paragraph-properties fo:line-height="100.00%" fo:text-align="left" fo:margin-top="12.00pt" fo:margin-bottom="6.00pt"/>
    </style:style>
    <style:style style:name="P7" style:family="paragraph">
      <style:paragraph-properties fo:line-height="115.00%" fo:text-align="left" fo:margin-bottom="7.00pt"/>
    </style:style>
    <text:list-style style:name="L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" style:family="paragraph">
      <style:paragraph-properties fo:line-height="115.00%" fo:text-align="left" fo:margin-left="-18.00pt" fo:text-indent="18.00pt" fo:margin-bottom="7.00pt"/>
    </style:style>
    <style:style style:name="P9" style:family="paragraph">
      <style:paragraph-properties fo:line-height="115.00%" fo:text-align="left" fo:margin-bottom="7.00pt"/>
    </style:style>
    <style:style style:name="P10" style:family="paragraph">
      <style:paragraph-properties fo:line-height="100.00%" fo:text-align="left" fo:margin-top="12.00pt" fo:margin-bottom="6.00pt"/>
    </style:style>
    <style:style style:name="P11" style:family="paragraph">
      <style:paragraph-properties fo:line-height="115.00%" fo:text-align="left" fo:margin-bottom="7.00pt"/>
    </style:style>
    <text:list-style style:name="L1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2" style:family="paragraph">
      <style:paragraph-properties fo:line-height="115.00%" fo:text-align="left" fo:margin-left="-18.00pt" fo:text-indent="18.00pt" fo:margin-bottom="7.00pt"/>
    </style:style>
    <style:style style:name="P13" style:family="paragraph">
      <style:paragraph-properties fo:line-height="115.00%" fo:text-align="left" fo:margin-bottom="7.00pt"/>
    </style:style>
    <text:list-style style:name="L1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4" style:family="paragraph">
      <style:paragraph-properties fo:line-height="115.00%" fo:text-align="left" fo:margin-left="-18.00pt" fo:text-indent="18.00pt" fo:margin-bottom="7.00pt"/>
    </style:style>
    <style:style style:name="P15" style:family="paragraph">
      <style:paragraph-properties fo:line-height="115.00%" fo:text-align="left" fo:margin-bottom="7.00pt"/>
    </style:style>
    <style:style style:name="P16" style:family="paragraph">
      <style:paragraph-properties fo:line-height="100.00%" fo:text-align="left" fo:margin-top="12.00pt" fo:margin-bottom="6.00pt"/>
    </style:style>
    <style:style style:name="P17" style:family="paragraph">
      <style:paragraph-properties fo:line-height="115.00%" fo:text-align="left" fo:margin-bottom="7.00pt"/>
    </style:style>
    <text:list-style style:name="L1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8" style:family="paragraph">
      <style:paragraph-properties fo:line-height="115.00%" fo:text-align="left" fo:margin-left="-18.00pt" fo:text-indent="18.00pt" fo:margin-bottom="7.00pt"/>
    </style:style>
    <style:style style:name="P19" style:family="paragraph">
      <style:paragraph-properties fo:line-height="115.00%" fo:text-align="left" fo:margin-bottom="7.00pt"/>
    </style:style>
    <style:style style:name="P20" style:family="paragraph">
      <style:paragraph-properties fo:line-height="100.00%" fo:text-align="left" fo:margin-top="12.00pt" fo:margin-bottom="6.00pt"/>
    </style:style>
    <style:style style:name="P21" style:family="paragraph">
      <style:paragraph-properties fo:line-height="115.00%" fo:text-align="left" fo:margin-bottom="7.00pt"/>
    </style:style>
    <text:list-style style:name="L2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2" style:family="paragraph">
      <style:paragraph-properties fo:line-height="115.00%" fo:text-align="left" fo:margin-left="-18.00pt" fo:text-indent="18.00pt" fo:margin-bottom="7.00pt"/>
    </style:style>
    <style:style style:name="P23" style:family="paragraph">
      <style:paragraph-properties fo:line-height="115.00%" fo:text-align="left" fo:margin-bottom="7.00pt"/>
    </style:style>
    <style:style style:name="P24" style:family="paragraph">
      <style:paragraph-properties fo:line-height="100.00%" fo:text-align="left" fo:margin-top="12.00pt" fo:margin-bottom="6.00pt"/>
    </style:style>
    <style:style style:name="P25" style:family="paragraph">
      <style:paragraph-properties fo:line-height="115.00%" fo:text-align="left" fo:margin-bottom="7.00pt"/>
    </style:style>
    <text:list-style style:name="L2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6" style:family="paragraph">
      <style:paragraph-properties fo:line-height="115.00%" fo:text-align="left" fo:margin-left="-18.00pt" fo:text-indent="18.00pt" fo:margin-bottom="7.00pt"/>
    </style:style>
    <style:style style:name="P27" style:family="paragraph">
      <style:paragraph-properties fo:line-height="115.00%" fo:text-align="left" fo:margin-bottom="7.00pt"/>
    </style:style>
    <style:style style:name="P28" style:family="paragraph">
      <style:paragraph-properties fo:line-height="100.00%" fo:text-align="left" fo:margin-top="12.00pt" fo:margin-bottom="6.00pt"/>
    </style:style>
    <style:style style:name="P29" style:family="paragraph">
      <style:paragraph-properties fo:line-height="100.00%" fo:text-align="left" fo:margin-bottom="7.00pt"/>
    </style:style>
    <style:style style:name="P30" style:family="paragraph">
      <style:paragraph-properties fo:line-height="115.00%" fo:text-align="left" fo:margin-bottom="7.00pt"/>
    </style:style>
    <text:list-style style:name="L3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1" style:family="paragraph">
      <style:paragraph-properties fo:line-height="115.00%" fo:text-align="left" fo:margin-left="-18.00pt" fo:text-indent="18.00pt" fo:margin-bottom="7.00pt"/>
    </style:style>
    <style:style style:name="P32" style:family="paragraph">
      <style:paragraph-properties fo:line-height="115.00%" fo:text-align="left" fo:margin-bottom="7.00pt"/>
    </style:style>
    <style:style style:name="P33" style:family="paragraph">
      <style:paragraph-properties fo:line-height="100.00%" fo:text-align="left" fo:margin-top="12.00pt" fo:margin-bottom="6.00pt"/>
    </style:style>
    <style:style style:name="P34" style:family="paragraph">
      <style:paragraph-properties fo:line-height="115.00%" fo:text-align="left" fo:margin-bottom="7.00pt"/>
    </style:style>
    <text:list-style style:name="L3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5" style:family="paragraph">
      <style:paragraph-properties fo:line-height="115.00%" fo:text-align="left" fo:margin-left="-18.00pt" fo:text-indent="18.00pt" fo:margin-bottom="7.00pt"/>
    </style:style>
    <style:style style:name="P36" style:family="paragraph">
      <style:paragraph-properties fo:line-height="115.00%" fo:text-align="left" fo:margin-bottom="7.00pt"/>
    </style:style>
    <style:style style:name="P37" style:family="paragraph">
      <style:paragraph-properties fo:line-height="100.00%" fo:text-align="left" fo:margin-top="12.00pt" fo:margin-bottom="6.00pt"/>
    </style:style>
    <style:style style:name="P38" style:family="paragraph">
      <style:paragraph-properties fo:line-height="115.00%" fo:text-align="left" fo:margin-bottom="7.00pt"/>
    </style:style>
    <text:list-style style:name="L3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9" style:family="paragraph">
      <style:paragraph-properties fo:line-height="115.00%" fo:text-align="left" fo:margin-left="-18.00pt" fo:text-indent="18.00pt" fo:margin-bottom="7.00pt"/>
    </style:style>
    <style:style style:name="P40" style:family="paragraph">
      <style:paragraph-properties fo:line-height="115.00%" fo:text-align="left" fo:margin-bottom="7.00pt"/>
    </style:style>
    <text:list-style style:name="L4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1" style:family="paragraph">
      <style:paragraph-properties fo:line-height="115.00%" fo:text-align="left" fo:margin-left="-18.00pt" fo:text-indent="18.00pt" fo:margin-bottom="7.00pt"/>
    </style:style>
    <style:style style:name="P42" style:family="paragraph">
      <style:paragraph-properties fo:line-height="100.00%" fo:text-align="left" fo:margin-top="12.00pt" fo:margin-bottom="6.00pt"/>
    </style:style>
    <style:style style:name="P43" style:family="paragraph">
      <style:paragraph-properties fo:line-height="115.00%" fo:text-align="left" fo:margin-bottom="7.00pt"/>
    </style:style>
    <style:style style:name="P44" style:family="paragraph">
      <style:paragraph-properties fo:line-height="100.00%" fo:text-align="left" fo:margin-top="12.00pt" fo:margin-bottom="6.00pt"/>
    </style:style>
    <style:style style:name="P45" style:family="paragraph">
      <style:paragraph-properties fo:line-height="115.00%" fo:text-align="left" fo:margin-bottom="7.00pt"/>
    </style:style>
    <style:style style:name="P46" style:family="paragraph">
      <style:paragraph-properties fo:line-height="100.00%" fo:text-align="left" fo:margin-top="12.00pt" fo:margin-bottom="6.00pt"/>
    </style:style>
    <style:style style:name="P47" style:family="paragraph">
      <style:paragraph-properties fo:line-height="115.00%" fo:text-align="left" fo:margin-bottom="7.00pt"/>
    </style:style>
    <style:style style:name="P48" style:family="paragraph">
      <style:paragraph-properties fo:line-height="100.00%" fo:text-align="left" fo:margin-top="12.00pt" fo:margin-bottom="6.00pt"/>
    </style:style>
    <style:style style:name="P49" style:family="paragraph">
      <style:paragraph-properties fo:line-height="115.00%" fo:text-align="left" fo:margin-bottom="7.00pt"/>
    </style:style>
    <text:list-style style:name="L5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0" style:family="paragraph">
      <style:paragraph-properties fo:line-height="115.00%" fo:text-align="left" fo:margin-left="-18.00pt" fo:text-indent="18.00pt" fo:margin-bottom="7.00pt"/>
    </style:style>
    <style:style style:name="P51" style:family="paragraph">
      <style:paragraph-properties fo:line-height="115.00%" fo:text-align="left" fo:margin-bottom="7.00pt"/>
    </style:style>
    <style:style style:name="P52" style:family="paragraph">
      <style:paragraph-properties fo:line-height="115.00%" fo:text-align="left" fo:margin-bottom="7.00pt"/>
    </style:style>
  </office:automatic-styles>
  <office:body>
    <office:text>
      <text:p text:style-name="P1"><text:span text:style-name="T1">RESUMEN TEMA 1 PSP</text:span></text:p>
      <text:p text:style-name="P2"><text:span text:style-name="T2"/></text:p>
      <text:p text:style-name="P3"><text:span text:style-name="T3">Índice</text:span></text:p>
      <text:p text:style-name="P4"><text:a xlink:href="#__RefHeading___Toc608_182977829"><text:span text:style-name="T5">UNIDADES FUNCIONALES DEL PC:</text:span></text:a><text:span text:style-name="T6"><text:tab/></text:span><text:a xlink:href="#__RefHeading___Toc608_182977829"><text:span text:style-name="T8">2</text:span></text:a><text:span text:style-name="T9"/></text:p>
      <text:p text:style-name="P4"><text:a xlink:href="#__RefHeading___Toc610_182977829"><text:span text:style-name="T11">INSTRUCCIONES:</text:span></text:a><text:span text:style-name="T12"><text:tab/></text:span><text:a xlink:href="#__RefHeading___Toc610_182977829"><text:span text:style-name="T14">3</text:span></text:a><text:span text:style-name="T15"/></text:p>
      <text:p text:style-name="P4"><text:a xlink:href="#__RefHeading___Toc612_182977829"><text:span text:style-name="T17">MÉTODOS DE DIRECCIONAMIENTO:</text:span></text:a><text:span text:style-name="T18"><text:tab/></text:span><text:a xlink:href="#__RefHeading___Toc612_182977829"><text:span text:style-name="T20">3</text:span></text:a><text:span text:style-name="T21"/></text:p>
      <text:p text:style-name="P4"><text:a xlink:href="#__RefHeading___Toc614_182977829"><text:span text:style-name="T23">PROCESO:</text:span></text:a><text:span text:style-name="T24"><text:tab/></text:span><text:a xlink:href="#__RefHeading___Toc614_182977829"><text:span text:style-name="T26">4</text:span></text:a><text:span text:style-name="T27"/></text:p>
      <text:p text:style-name="P4"><text:a xlink:href="#__RefHeading___Toc616_182977829"><text:span text:style-name="T29">PROGRAMA vs PROCESO:</text:span></text:a><text:span text:style-name="T30"><text:tab/></text:span><text:a xlink:href="#__RefHeading___Toc616_182977829"><text:span text:style-name="T32">4</text:span></text:a><text:span text:style-name="T33"/></text:p>
      <text:p text:style-name="P4"><text:a xlink:href="#__RefHeading___Toc618_182977829"><text:span text:style-name="T35">ESTADOS DE UN PROCESO:</text:span></text:a><text:span text:style-name="T36"><text:tab/></text:span><text:a xlink:href="#__RefHeading___Toc618_182977829"><text:span text:style-name="T38">5</text:span></text:a><text:span text:style-name="T39"/></text:p>
      <text:p text:style-name="P4"><text:a xlink:href="#__RefHeading___Toc620_182977829"><text:span text:style-name="T41">COLAS DE PROCESOS:</text:span></text:a><text:span text:style-name="T42"><text:tab/></text:span><text:a xlink:href="#__RefHeading___Toc620_182977829"><text:span text:style-name="T44">5</text:span></text:a><text:span text:style-name="T45"/></text:p>
      <text:p text:style-name="P4"><text:a xlink:href="#__RefHeading___Toc622_182977829"><text:span text:style-name="T47">PLANIFICACIÓN DE PROCESOS:</text:span></text:a><text:span text:style-name="T48"><text:tab/></text:span><text:a xlink:href="#__RefHeading___Toc622_182977829"><text:span text:style-name="T50">5</text:span></text:a><text:span text:style-name="T51"/></text:p>
      <text:p text:style-name="P4"><text:a xlink:href="#__RefHeading___Toc624_182977829"><text:span text:style-name="T53">CAMBIO DE CONTEXTO:</text:span></text:a><text:span text:style-name="T54"><text:tab/></text:span><text:a xlink:href="#__RefHeading___Toc624_182977829"><text:span text:style-name="T56">6</text:span></text:a><text:span text:style-name="T57"/></text:p>
      <text:p text:style-name="P4"><text:a xlink:href="#__RefHeading___Toc626_182977829"><text:span text:style-name="T59">ÁRBOL DE PROCESOS:</text:span></text:a><text:span text:style-name="T60"><text:tab/></text:span><text:a xlink:href="#__RefHeading___Toc626_182977829"><text:span text:style-name="T62">6</text:span></text:a><text:span text:style-name="T63"/></text:p>
      <text:p text:style-name="P4"><text:a xlink:href="#__RefHeading___Toc634_182977829"><text:span text:style-name="T65">PROCESADOR CON VARIOS NÚCLEOS:</text:span></text:a><text:span text:style-name="T66"><text:tab/></text:span><text:a xlink:href="#__RefHeading___Toc634_182977829"><text:span text:style-name="T68">6</text:span></text:a><text:span text:style-name="T69"/></text:p>
      <text:p text:style-name="P4"><text:a xlink:href="#__RefHeading___Toc632_182977829"><text:span text:style-name="T71">MÉTODOS DE UN PROCESO:</text:span></text:a><text:span text:style-name="T72"><text:tab/></text:span><text:a xlink:href="#__RefHeading___Toc632_182977829"><text:span text:style-name="T74">7</text:span></text:a><text:span text:style-name="T75"/></text:p>
      <text:p text:style-name="P5"><text:span text:style-name="T75"/></text:p>
      <text:p text:style-name="P6"><text:span text:style-name="T76">UNIDADES FUNCIONALES DEL PC:</text:span></text:p>
      <text:p text:style-name="P7"><text:span text:style-name="T77"/></text:p>
      <text:p text:style-name="P7"><text:span text:style-name="T78">Memoria Principal: Envía instrucciones a la<text:s/></text:span><text:span text:style-name="T79">Unidad de Control (UC)</text:span><text:span text:style-name="T80"><text:s/>y envía y recibe datos a la<text:s/></text:span><text:span text:style-name="T81">Unidad Aritmético Lógica (UAL).</text:span></text:p>
      <text:p text:style-name="P7"><text:span text:style-name="T82"/></text:p>
      <text:p text:style-name="P7"><text:span text:style-name="T83">CPU:</text:span></text:p>
      <text:list text:style-name="L8">
        <text:list-item>
          <text:p text:style-name="P8"><text:span text:style-name="T83">Unidad de Control:<text:s/></text:span><text:span text:style-name="T84">contiene la instrucción que se está ejecutando. La ejecución es atendida por el Kernel.</text:span></text:p>
        </text:list-item>
        <text:list-item>
          <text:p text:style-name="P8"><text:span text:style-name="T85">Unidad Aritmético Lógica:<text:s/></text:span><text:span text:style-name="T86">almacena resultados de las operaciones y envía los por el Bus los resultados.</text:span></text:p>
        </text:list-item>
        <text:list-item>
          <text:p text:style-name="P8"><text:span text:style-name="T87">Memoria Principal (RAM):<text:s/></text:span><text:span text:style-name="T88">almacena instrucciones y datos necesarios en ejecución.</text:span></text:p>
        </text:list-item>
        <text:list-item>
          <text:p text:style-name="P8"><text:span text:style-name="T88">Selector de Memoria: posibilita la transferencia entre<text:s/></text:span><text:span text:style-name="T89">RDM</text:span><text:span text:style-name="T90"><text:s/></text:span><text:span text:style-name="T91">(Registro de direcciones de memoria)</text:span><text:span text:style-name="T92"><text:s/>y<text:s/></text:span><text:span text:style-name="T93">RIM</text:span><text:span text:style-name="T94"><text:s/></text:span><text:span text:style-name="T95">(Registro de Intercambio de Memoria)</text:span></text:p>
        </text:list-item>
        <text:list-item>
          <text:p text:style-name="P8"><text:span text:style-name="T95">RDM:<text:s/></text:span><text:span text:style-name="T96">dirección desde la que se va a leer/escribir datos.</text:span></text:p>
        </text:list-item>
        <text:list-item>
          <text:p text:style-name="P8"><text:span text:style-name="T97">RIM:<text:s/></text:span><text:span text:style-name="T98">recibe el dato del RDM si es de lectura y lo escribe si es de escritura.</text:span></text:p>
        </text:list-item>
        <text:list-item>
          <text:p text:style-name="P8"><text:span text:style-name="T99">Bus del Sistema:<text:s/></text:span><text:span text:style-name="T100">se encarga de la conexión y comunicación entre CPU y el resto de unidades.</text:span></text:p>
        </text:list-item>
        <text:list-item>
          <text:p text:style-name="P8"><text:span text:style-name="T101">Líneas de Datos:<text:s/></text:span><text:span text:style-name="T102">caminos físicos por donde se transmiten los datos.</text:span></text:p>
        </text:list-item>
        <text:list-item>
          <text:p text:style-name="P8"><text:span text:style-name="T103">Líneas de Dirección:<text:s/></text:span><text:span text:style-name="T104">se emplean para seleccionar la fuente o destino de la información que hay en el bus. Sólo transfiere direcciones.</text:span></text:p>
        </text:list-item>
        <text:list-item>
          <text:p text:style-name="P8"><text:span text:style-name="T105">Líneas de Control:<text:s/></text:span><text:span text:style-name="T106">gestionan el uso y acceso a los buses de datos.</text:span></text:p>
        </text:list-item>
      </text:list>
      <text:p text:style-name="P9"><text:span text:style-name="T107"/></text:p>
      <text:p text:style-name="P9"><text:span text:style-name="T107"/></text:p>
      <text:p text:style-name="P10"><text:span text:style-name="T108">INSTRUCCIONES:</text:span></text:p>
      <text:p text:style-name="P11"><text:span text:style-name="T109"/></text:p>
      <text:p text:style-name="P11"><text:span text:style-name="T110">Se componen de:</text:span></text:p>
      <text:list text:style-name="L12">
        <text:list-item>
          <text:p text:style-name="P12"><text:span text:style-name="T111">Código de Operación:<text:s/></text:span><text:span text:style-name="T112">indica la operación que se realizará.</text:span></text:p>
        </text:list-item>
        <text:list-item>
          <text:p text:style-name="P12"><text:span text:style-name="T113">Operandos:<text:s/></text:span><text:span text:style-name="T114">los valores que se usarán para la operación.</text:span></text:p>
        </text:list-item>
      </text:list>
      <text:p text:style-name="P13"><text:span text:style-name="T115"/></text:p>
      <text:p text:style-name="P13"><text:span text:style-name="T116">Tipos de Instrucciones:</text:span></text:p>
      <text:list text:style-name="L14">
        <text:list-item>
          <text:p text:style-name="P14"><text:span text:style-name="T117">Instrucciones de 3 operandos.</text:span></text:p>
        </text:list-item>
        <text:list-item>
          <text:p text:style-name="P14"><text:span text:style-name="T117">Instrucciones de 2 operandos.</text:span></text:p>
        </text:list-item>
        <text:list-item>
          <text:p text:style-name="P14"><text:span text:style-name="T117">Instrucciones de 1 operando.</text:span></text:p>
        </text:list-item>
        <text:list-item>
          <text:p text:style-name="P14"><text:span text:style-name="T117">Instrucciones sin operandos.</text:span></text:p>
        </text:list-item>
      </text:list>
      <text:p text:style-name="P15"><text:span text:style-name="T118"/></text:p>
      <text:p text:style-name="P15"><text:span text:style-name="T118"/></text:p>
      <text:p text:style-name="P16"><text:span text:style-name="T119">MÉTODOS DE DIRECCIONAMIENTO:</text:span></text:p>
      <text:p text:style-name="P17"><text:span text:style-name="T120"/></text:p>
      <text:p text:style-name="P17"><text:span text:style-name="T121">Un modo de direccionamiento es el modo que se utiliza en una instrucción para indicar la posición de memoria.</text:span></text:p>
      <text:p text:style-name="P17"><text:span text:style-name="T122"/></text:p>
      <text:p text:style-name="P17"><text:span text:style-name="T123">Tipos:</text:span></text:p>
      <text:list text:style-name="L18">
        <text:list-item>
          <text:p text:style-name="P18"><text:span text:style-name="T124">Direccionamiento Inmediato:<text:s/></text:span><text:span text:style-name="T125">la instrucción contiene el dato que hay que emplear.</text:span></text:p>
        </text:list-item>
        <text:list-item>
          <text:p text:style-name="P18"><text:span text:style-name="T126">Direccionamiento Directo:<text:s/></text:span><text:span text:style-name="T127">la instrucción contiene la dirección de memoria central.</text:span></text:p>
        </text:list-item>
        <text:list-item>
          <text:p text:style-name="P18"><text:span text:style-name="T128">Direccionamiento Indirecto:<text:s/></text:span><text:span text:style-name="T129">la instrucción contiene la posición de memoria que contiene la dirección de ese dato.</text:span></text:p>
        </text:list-item>
        <text:list-item>
          <text:p text:style-name="P18"><text:span text:style-name="T130">Direccionamiento Relativo:<text:s/></text:span><text:span text:style-name="T131">la dirección es calculada.</text:span></text:p>
        </text:list-item>
      </text:list>
      <text:p text:style-name="P19"><text:span text:style-name="T132"/></text:p>
      <text:p text:style-name="P19"><text:span text:style-name="T132"/></text:p>
      <text:p text:style-name="P20"><text:span text:style-name="T133">PROCESO:</text:span></text:p>
      <text:p text:style-name="P21"><text:span text:style-name="T134"/></text:p>
      <text:p text:style-name="P21"><text:span text:style-name="T135">Es un programa en ejecución, una instancia de un fichero ejecutable.</text:span></text:p>
      <text:p text:style-name="P21"><text:span text:style-name="T136"/></text:p>
      <text:p text:style-name="P21"><text:span text:style-name="T137">Un proceso implica:</text:span></text:p>
      <text:list text:style-name="L22">
        <text:list-item>
          <text:p text:style-name="P22"><text:span text:style-name="T137">Su imagen de memoria, su espacio de direcciones de memoria donde se va a ejecutar. Cada proceso tiene asignado su propio espacio de direcciones de memoria.</text:span></text:p>
        </text:list-item>
        <text:list-item>
          <text:p text:style-name="P22"><text:span text:style-name="T138">Estado del Proceso:<text:s/></text:span><text:span text:style-name="T139">conjunto de valores de los registros de la Unidad de Control y de la Unidad Aritmético Lógica.</text:span><text:span text:style-name="T140"><text:s/>Valores de: registro de instrucción, registro de contador de programa, registros en la UAL.</text:span></text:p>
        </text:list-item>
        <text:list-item>
          <text:p text:style-name="P22"><text:span text:style-name="T141">Momento del Proceso:<text:s/></text:span><text:span text:style-name="T142">podemos decir que es el valor del Registro Contador de Programa,<text:s/></text:span><text:span text:style-name="T143">contiene la dirección de memoria de la siguiente instrucción a ejecutarse.</text:span></text:p>
        </text:list-item>
      </text:list>
      <text:p text:style-name="P23"><text:span text:style-name="T144"/></text:p>
      <text:p text:style-name="P23"><text:span text:style-name="T144"/></text:p>
      <text:p text:style-name="P23"><text:span text:style-name="T144"/></text:p>
      <text:p text:style-name="P24"><text:span text:style-name="T145">PROGRAMA vs PROCESO:</text:span></text:p>
      <text:p text:style-name="P25"><text:span text:style-name="T146"/></text:p>
      <text:p text:style-name="P25"><text:span text:style-name="T147">Un<text:s/></text:span><text:span text:style-name="T148">Programa</text:span><text:span text:style-name="T149"><text:s/>es un fichero Binario Ejectuable en disco mientras un<text:s/></text:span><text:span text:style-name="T150">Proceso</text:span><text:span text:style-name="T151"><text:s/>es una instancia de un porgrama en ejecución.</text:span></text:p>
      <text:p text:style-name="P25"><text:span text:style-name="T152"/></text:p>
      <text:p text:style-name="P25"><text:span text:style-name="T153">Un Porceso supone la existencia de:</text:span></text:p>
      <text:list text:style-name="L26">
        <text:list-item>
          <text:p text:style-name="P26"><text:span text:style-name="T154">Su propio espacio de direcciones</text:span><text:span text:style-name="T155"><text:s/>de memoria interna.</text:span></text:p>
        </text:list-item>
        <text:list-item>
          <text:p text:style-name="P26"><text:span text:style-name="T156">Valor de contador de programa</text:span><text:span text:style-name="T157"><text:s/>en un registro de la Unidad de Control.</text:span></text:p>
        </text:list-item>
        <text:list-item>
          <text:p text:style-name="P26"><text:span text:style-name="T158">El estado del proceso</text:span><text:span text:style-name="T159">: es el conjunto de valores de los distintos registros del procesador</text:span></text:p>
        </text:list-item>
      </text:list>
      <text:p text:style-name="P27"><text:span text:style-name="T160"/></text:p>
      <text:p text:style-name="P28"><text:span text:style-name="T160"/></text:p>
      <text:p text:style-name="P28"><text:span text:style-name="T160"/></text:p>
      <text:p text:style-name="P28"><text:span text:style-name="T161">ESTADOS DE UN PROCESO:</text:span></text:p>
      <text:p text:style-name="P29"><draw:frame text:anchor-type="as-char" svg:width="146.58mm" svg:height="94.99mm" style:rel-width="scale" style:rel-height="scale"><draw:object-ole xlink:href="OleObj1"/><draw:image xlink:href="ObjectReplacements/OleObj1"/></draw:frame><text:span text:style-name="T162"/></text:p>
      <text:p text:style-name="P30"><text:span text:style-name="T162"/></text:p>
      <text:list text:style-name="L31">
        <text:list-item>
          <text:p text:style-name="P31"><text:span text:style-name="T163">Estado Nuevo:<text:s/></text:span><text:span text:style-name="T164">el proceso es creado (Sólo sucede una vez)</text:span></text:p>
        </text:list-item>
        <text:list-item>
          <text:p text:style-name="P31"><text:span text:style-name="T165">Estado Listo:<text:s/></text:span><text:span text:style-name="T166">el proceso está en la cola de procesos listo para ejecutarse.</text:span></text:p>
        </text:list-item>
        <text:list-item>
          <text:p text:style-name="P31"><text:span text:style-name="T167">En Ejecución:<text:s/></text:span><text:span text:style-name="T168">pasa desde el comienzo de la cola de procesos preparados e ejecutarse.</text:span></text:p>
        </text:list-item>
        <text:list-item>
          <text:p text:style-name="P31"><text:span text:style-name="T169">Estado Bloqueado:<text:s/></text:span><text:span text:style-name="T170">el proceso está bloqueado esperando a que ocurra algún suceso. Desde aquí vuelve al Estado Listo antes de pasar a estar en ejecución.</text:span></text:p>
        </text:list-item>
        <text:list-item>
          <text:p text:style-name="P31"><text:span text:style-name="T171">Estado Terminado:<text:s/></text:span><text:span text:style-name="T172">el proceso termina su ejecución o lo finaliza el proceso padre.</text:span></text:p>
        </text:list-item>
      </text:list>
      <text:p text:style-name="P32"><text:span text:style-name="T173"/></text:p>
      <text:p text:style-name="P33"><text:span text:style-name="T174">COLAS DE PROCESOS:</text:span></text:p>
      <text:p text:style-name="P34"><text:span text:style-name="T175"/></text:p>
      <text:list text:style-name="L35">
        <text:list-item>
          <text:p text:style-name="P35"><text:span text:style-name="T176">Cola de Procesos:<text:s/></text:span><text:span text:style-name="T177">contiene todos los procesos existentes.</text:span></text:p>
        </text:list-item>
        <text:list-item>
          <text:p text:style-name="P35"><text:span text:style-name="T178">Cola de Procesos Preparados:<text:s/></text:span><text:span text:style-name="T179">contiene todos los procesos en estado listo.</text:span></text:p>
        </text:list-item>
        <text:list-item>
          <text:p text:style-name="P35"><text:span text:style-name="T180">Cola de Dispositivos:<text:s/></text:span><text:span text:style-name="T181">son las colas donde se encuentran los procesos en estado bloqueado a la espera de la demanda de alguna operación.</text:span></text:p>
        </text:list-item>
      </text:list>
      <text:p text:style-name="P36"><text:span text:style-name="T182"/></text:p>
      <text:p text:style-name="P37"><text:span text:style-name="T183">PLANIFICACIÓN DE PROCESOS:</text:span></text:p>
      <text:p text:style-name="P38"><text:span text:style-name="T184"/></text:p>
      <text:p text:style-name="P38"><text:span text:style-name="T185">Políticas de Planificación a Corto Plazo:</text:span></text:p>
      <text:list text:style-name="L39">
        <text:list-item>
          <text:p text:style-name="P39"><text:span text:style-name="T185">Planificación sin desalojo o cooperativa:<text:s/></text:span><text:span text:style-name="T186">Sólo se cambia de proceso en ejecución si dicho proceso se bloquea o termina.</text:span></text:p>
        </text:list-item>
        <text:list-item>
          <text:p text:style-name="P39"><text:span text:style-name="T187">Planificación Apropiativa o con desalojo:<text:s/></text:span><text:span text:style-name="T188">se desaloja un proceso si aparece en la cola de procesos listos uno con mayor prioridad.</text:span></text:p>
        </text:list-item>
        <text:list-item>
          <text:p text:style-name="P39"><text:span text:style-name="T189">Tiempo Compartido:<text:s/></text:span><text:span text:style-name="T190">se desaloja el proceso en ejecución porque finaliza su cuanto de ejecución.</text:span></text:p>
        </text:list-item>
        <text:list-item>
          <text:p text:style-name="P39"><text:span text:style-name="T191">Cuanto de ejecución:</text:span><text:span text:style-name="T192"><text:s/></text:span><text:span text:style-name="T193">cantidad máxima de tiempo que un proceso puede estar en ejecución ininterrumpidamente.</text:span></text:p>
        </text:list-item>
      </text:list>
      <text:p text:style-name="P40"><text:span text:style-name="T194"/></text:p>
      <text:p text:style-name="P40"><text:span text:style-name="T195"><text:tab/></text:span><text:span text:style-name="T196">Multiprogramación:</text:span><text:span text:style-name="T197"><text:s/></text:span><text:span text:style-name="T198">ejecución concurrente de todos los procesos.</text:span></text:p>
      <text:p text:style-name="P40"><text:span text:style-name="T199">Políticas de Planificación a Largo Plazo: </text:span></text:p>
      <text:list text:style-name="L41">
        <text:list-item>
          <text:p text:style-name="P41"><text:span text:style-name="T200">El planificador instancia o crea los nuevos procesos. Controla el número de procesos existentes y por lo tanto controla el grado de multiprogramación.</text:span></text:p>
        </text:list-item>
      </text:list>
      <text:p text:style-name="P42"><text:span text:style-name="T201">CAMBIO DE CONTEXTO:</text:span></text:p>
      <text:p text:style-name="P43"><text:span text:style-name="T202"/></text:p>
      <text:p text:style-name="P43"><text:span text:style-name="T203">El cambio de contexto es el cambio de un proceso a otro cuando se desaloja el que está en ejecución.</text:span></text:p>
      <text:p text:style-name="P43"><text:span text:style-name="T203">El cambio de contexto es tiempo perdido debido a que el procesador no hace un trabajo util.</text:span></text:p>
      <text:p text:style-name="P43"><text:span text:style-name="T204"/></text:p>
      <text:p text:style-name="P44"><text:span text:style-name="T205">ÁRBOL DE PROCESOS:</text:span></text:p>
      <text:p text:style-name="P45"><text:span text:style-name="T206"/></text:p>
      <text:p text:style-name="P45"><text:span text:style-name="T207">Definimos un aplicación multiproceso como un árbol n-ario de procesos, donde todos los procesos son<text:s/></text:span><text:span text:style-name="T208">cooperantes</text:span><text:span text:style-name="T209"><text:s/>ya que cooperan para la realización de una tarea común.</text:span></text:p>
      <text:p text:style-name="P45"><text:span text:style-name="T210"/></text:p>
      <text:p text:style-name="P45"><text:span text:style-name="T211">En general todos los procesos que se están ejecutando concurrentemente en un equipo, son procesos independientes que se ejecutan<text:s/></text:span><text:span text:style-name="T212">asincrónicamente</text:span><text:span text:style-name="T213"><text:s/>y que no se comunican.</text:span></text:p>
      <text:p text:style-name="P45"><text:span text:style-name="T214"/></text:p>
      <text:p text:style-name="P45"><text:span text:style-name="T215">En una aplicación multiproceso puede ser<text:s/></text:span><text:span text:style-name="T216">asincrónicos</text:span><text:span text:style-name="T217"><text:s/></text:span><text:span text:style-name="T218">si no se comunican o<text:s/></text:span><text:span text:style-name="T219">sincrónicos</text:span><text:span text:style-name="T220"><text:s/></text:span><text:span text:style-name="T221">si se comunica.</text:span></text:p>
      <text:p text:style-name="P45"><text:span text:style-name="T222"/></text:p>
      <text:p text:style-name="P45"><text:span text:style-name="T223">La comunicación entre procesos padre-hijo es una forma de sincronización.</text:span></text:p>
      <text:p text:style-name="P45"><text:span text:style-name="T224"/></text:p>
      <text:p text:style-name="P46"><text:span text:style-name="T225">PROCESADOR CON VARIOS NÚCLEOS:</text:span></text:p>
      <text:p text:style-name="P47"><text:span text:style-name="T226"/></text:p>
      <text:p text:style-name="P47"><text:span text:style-name="T227">Cada núcleo puede atender a una instrucción pero del mismo proceso, del único proceso que está en ejecución, entonces es posible la multitarea; se ejecutan varios hilos pero de un mismo proceso.</text:span></text:p>
      <text:p text:style-name="P48"><text:span text:style-name="T228">MÉTODOS DE UN PROCESO:</text:span></text:p>
      <text:p text:style-name="P49"><text:span text:style-name="T229"/></text:p>
      <text:list text:style-name="L50">
        <text:list-item>
          <text:p text:style-name="P50"><text:span text:style-name="T230">.start(): </text:span></text:p>
        </text:list-item>
        <text:list-item>
          <text:p text:style-name="P50"><text:span text:style-name="T231">Devuelve</text:span><text:span text:style-name="T232">: objeto de la clase Process</text:span></text:p>
        </text:list-item>
        <text:list-item>
          <text:p text:style-name="P50"><text:span text:style-name="T233">Clase a la que pertenece:</text:span><text:span text:style-name="T234"><text:s/>ProcessBuilder</text:span></text:p>
        </text:list-item>
        <text:list-item>
          <text:p text:style-name="P50"><text:span text:style-name="T235">Qué hace:</text:span><text:span text:style-name="T236"><text:s/>el nuevo proceso está en estado listo</text:span></text:p>
        </text:list-item>
        <text:list-item>
          <text:p text:style-name="P50"><text:span text:style-name="T237">.</text:span><text:span text:style-name="T238">getInputStream():</text:span></text:p>
        </text:list-item>
        <text:list-item>
          <text:p text:style-name="P50"><text:span text:style-name="T239">Devuelve:<text:s/></text:span><text:span text:style-name="T240">InputStream</text:span></text:p>
        </text:list-item>
        <text:list-item>
          <text:p text:style-name="P50"><text:span text:style-name="T241">Clase a la que pertenece:<text:s/></text:span><text:span text:style-name="T242">Process</text:span></text:p>
        </text:list-item>
        <text:list-item>
          <text:p text:style-name="P50"><text:span text:style-name="T243">Qué hace:<text:s/></text:span><text:span text:style-name="T244">realiza operaciones de lectura</text:span></text:p>
        </text:list-item>
        <text:list-item>
          <text:p text:style-name="P50"><text:span text:style-name="T245">.getOutputStream():</text:span></text:p>
        </text:list-item>
        <text:list-item>
          <text:p text:style-name="P50"><text:span text:style-name="T246">Devuelve:<text:s/></text:span><text:span text:style-name="T247">OutputStream</text:span></text:p>
        </text:list-item>
        <text:list-item>
          <text:p text:style-name="P50"><text:span text:style-name="T248">Clase a la que pertenece:<text:s/></text:span><text:span text:style-name="T249">Process</text:span></text:p>
        </text:list-item>
        <text:list-item>
          <text:p text:style-name="P50"><text:span text:style-name="T250">Qué hace:<text:s/></text:span><text:span text:style-name="T251">realiza operaciones de escritura</text:span></text:p>
        </text:list-item>
        <text:list-item>
          <text:p text:style-name="P50"><text:span text:style-name="T252">.getErrorStream():</text:span></text:p>
        </text:list-item>
        <text:list-item>
          <text:p text:style-name="P50"><text:span text:style-name="T253">Devuelve:<text:s/></text:span><text:span text:style-name="T254">InputStream</text:span></text:p>
        </text:list-item>
        <text:list-item>
          <text:p text:style-name="P50"><text:span text:style-name="T255">Clase a la que pertenece:<text:s/></text:span><text:span text:style-name="T256">Process</text:span></text:p>
        </text:list-item>
        <text:list-item>
          <text:p text:style-name="P50"><text:span text:style-name="T257">Qué hace:<text:s/></text:span><text:span text:style-name="T258">realiza operaciones de lectura de errores al padre</text:span></text:p>
        </text:list-item>
        <text:list-item>
          <text:p text:style-name="P50"><text:span text:style-name="T259">.destroy():</text:span></text:p>
        </text:list-item>
        <text:list-item>
          <text:p text:style-name="P50"><text:span text:style-name="T260">Devuelve:<text:s/></text:span><text:span text:style-name="T261">void</text:span></text:p>
        </text:list-item>
        <text:list-item>
          <text:p text:style-name="P50"><text:span text:style-name="T262">Clase a la que pertenece:<text:s/></text:span><text:span text:style-name="T263">Process</text:span></text:p>
        </text:list-item>
        <text:list-item>
          <text:p text:style-name="P50"><text:span text:style-name="T264">Qué hace:<text:s/></text:span><text:span text:style-name="T265">finaliza el proceso hijo referenciado</text:span></text:p>
        </text:list-item>
        <text:list-item>
          <text:p text:style-name="P50"><text:span text:style-name="T266">.waitFor():</text:span></text:p>
        </text:list-item>
        <text:list-item>
          <text:p text:style-name="P50"><text:span text:style-name="T267">Devuelve:<text:s/></text:span><text:span text:style-name="T268">int</text:span></text:p>
        </text:list-item>
        <text:list-item>
          <text:p text:style-name="P50"><text:span text:style-name="T269">Clase a la que pertenece:<text:s/></text:span><text:span text:style-name="T270">Process</text:span></text:p>
        </text:list-item>
        <text:list-item>
          <text:p text:style-name="P50"><text:span text:style-name="T271">Qué hace:<text:s/></text:span><text:span text:style-name="T272">bloquea al proceso padre hasta que el hijo finaliza</text:span></text:p>
        </text:list-item>
        <text:list-item>
          <text:p text:style-name="P50"><text:span text:style-name="T273">.exitValue():</text:span></text:p>
        </text:list-item>
        <text:list-item>
          <text:p text:style-name="P50"><text:span text:style-name="T274">Devuelve:<text:s/></text:span><text:span text:style-name="T275">int</text:span></text:p>
        </text:list-item>
        <text:list-item>
          <text:p text:style-name="P50"><text:span text:style-name="T276">Clase a la que pertenece:<text:s/></text:span><text:span text:style-name="T277">Process</text:span></text:p>
        </text:list-item>
        <text:list-item>
          <text:p text:style-name="P50"><text:span text:style-name="T278">Qué hace:<text:s/></text:span><text:span text:style-name="T279">obtiene el valor de la operación exit del proceso hijo</text:span></text:p>
        </text:list-item>
      </text:list>
      <text:p text:style-name="P51"><text:span text:style-name="T279"/></text:p>
      <text:p text:style-name="P51"><text:span text:style-name="T280">Programación Concurrente</text:span></text:p>
      <text:p text:style-name="P51"><text:span text:style-name="T281">Ejecucion de distintos procesos compartiendo tiempo de uso de la unidad de control.</text:span></text:p>
      <text:p text:style-name="P51"><text:span text:style-name="T281">Cuanto de ejecucion:</text:span></text:p>
      <text:p text:style-name="P51"><text:span text:style-name="T282"/></text:p>
      <text:p text:style-name="P52"><text:span text:style-name="T28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